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7.7cm" table:align="margins" style:shadow="none" style:writing-mode="page"/>
    </style:style>
    <style:style style:name="Tabela1.A" style:family="table-column">
      <style:table-column-properties style:column-width="9.234cm" style:rel-column-width="21845*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A2" style:family="table-cell">
      <style:table-cell-properties fo:padding="0.097cm" fo:border="none"/>
    </style:style>
    <style:style style:name="Tabela1.A3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3" style:family="paragraph" style:parent-style-name="Header">
      <style:paragraph-properties fo:text-align="start" style:justify-single-word="false"/>
      <style:text-properties officeooo:paragraph-rsid="01c192d2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text-properties style:font-name="Arial" fo:font-size="11pt" fo:font-weight="bold" officeooo:rsid="01c68eb5" officeooo:paragraph-rsid="01c68eb5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font-weight="bold" officeooo:rsid="01c68eb5" officeooo:paragraph-rsid="01c7ac72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Arial" fo:font-size="11pt" fo:font-weight="bold" officeooo:rsid="01c68eb5" officeooo:paragraph-rsid="01c68eb5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1c68eb5" officeooo:paragraph-rsid="01c68eb5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officeooo:paragraph-rsid="01c7c713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1pt" officeooo:rsid="01c7ac72" officeooo:paragraph-rsid="01c7ac72" style:font-size-asian="11pt" style:font-size-complex="11pt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2pt" officeooo:rsid="01c7ac72" style:font-size-asian="12pt" style:font-size-complex="12pt"/>
    </style:style>
    <style:style style:name="T2" style:family="text">
      <style:text-properties style:font-name="Arial" fo:font-size="12pt" officeooo:rsid="01c7f7cd" style:font-size-asian="12pt" style:font-size-complex="12pt"/>
    </style:style>
    <style:style style:name="T3" style:family="text">
      <style:text-properties style:font-name="Arial" officeooo:rsid="01c7ac72"/>
    </style:style>
    <style:style style:name="T4" style:family="text">
      <style:text-properties style:font-name="Arial" officeooo:rsid="01c7f7cd"/>
    </style:style>
    <style:style style:name="T5" style:family="text">
      <style:text-properties style:font-name="Arial" fo:font-size="11pt" officeooo:rsid="01c7ac72" style:font-size-asian="11pt" style:font-size-complex="11pt"/>
    </style:style>
    <style:style style:name="T6" style:family="text">
      <style:text-properties style:font-name="Arial" fo:font-size="11pt" officeooo:rsid="01c7f7cd" style:font-size-asian="11pt" style:font-size-complex="11pt"/>
    </style:style>
    <style:style style:name="T7" style:family="text">
      <style:text-properties officeooo:rsid="01c7ac72"/>
    </style:style>
    <style:style style:name="T8" style:family="text">
      <style:text-properties fo:font-size="11pt" officeooo:rsid="01c7ac72" style:font-size-asian="11pt" style:font-size-complex="11pt"/>
    </style:style>
    <style:style style:name="T9" style:family="text">
      <style:text-properties fo:font-size="11pt" officeooo:rsid="01c7f7cd" style:font-size-asian="11pt" style:font-size-complex="11pt"/>
    </style:style>
    <style:style style:name="T10" style:family="text">
      <style:text-properties style:font-name="Arial" fo:font-size="11pt" officeooo:rsid="01c7ac72" style:font-size-asian="11pt" style:font-size-complex="11pt"/>
    </style:style>
    <style:style style:name="T11" style:family="text">
      <style:text-properties style:font-name="Arial" fo:font-size="11pt" officeooo:rsid="01c7f7cd" style:font-size-asian="11pt" style:font-size-complex="11pt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avencer" text:name="py3o.avencer"/>
        <text:user-field-decl office:value-type="string" office:string-value="vencidos" text:name="py3o.vencidos"/>
        <text:user-field-decl office:value-type="string" office:string-value="line.periodo" text:name="py3o.line.periodo"/>
        <text:user-field-decl office:value-type="string" office:string-value="line.valor" text:name="py3o.line.valor"/>
        <text:user-field-decl office:value-type="string" office:string-value="line.percentual" text:name="py3o.line.percentual"/>
        <text:user-field-decl office:value-type="string" office:string-value="total_vencidos" text:name="py3o.total_vencidos"/>
        <text:user-field-decl office:value-type="string" office:string-value="porcentagem_vencidos" text:name="py3o.porcentagem_vencidos"/>
        <text:user-field-decl office:value-type="string" office:string-value="total_avencer" text:name="py3o.total_avencer"/>
        <text:user-field-decl office:value-type="string" office:string-value="porcentagem_avencer" text:name="py3o.porcentagem_avencer"/>
        <text:user-field-decl office:value-type="string" office:string-value="total_geral" text:name="py3o.total_geral"/>
        <text:user-field-decl office:value-type="string" office:string-value="company" text:name="py3o.company"/>
      </text:user-field-decls>
      <text:p text:style-name="P6">Empresa/Unidade: <text:user-field-get text:name="py3o.company">company</text:user-field-get></text:p>
      <text:p text:style-name="P7">Data: <text:user-field-get text:name="py3o.data_atual">data_atual</text:user-field-get></text:p>
      <text:p text:style-name="P6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8">Período</text:p>
          </table:table-cell>
          <table:table-cell table:style-name="Tabela1.A1" office:value-type="string">
            <text:p text:style-name="P9">Valor</text:p>
          </table:table-cell>
          <table:table-cell table:style-name="Tabela1.A1" office:value-type="string">
            <text:p text:style-name="P9">Porcentual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3" office:value-type="string">
            <text:p text:style-name="P8">Tipo: Vencido</text:p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Table_20_Contents"><text:a xlink:type="simple" xlink:href="py3o://for=%22line%20in%20vencidos%22" text:style-name="Internet_20_link" text:visited-style-name="Visited_20_Internet_20_Link"><text:span text:style-name="T5">fo</text:span></text:a><text:a xlink:type="simple" xlink:href="py3o://for=%22line%20in%20vencidos%22" text:style-name="Internet_20_link" text:visited-style-name="Visited_20_Internet_20_Link"><text:span text:style-name="T5">r="line in vencidos"</text:span></text:a></text:p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0"><text:user-field-get text:name="py3o.line.periodo">line.periodo</text:user-field-get></text:p>
          </table:table-cell>
          <table:table-cell table:style-name="Tabela1.A2" office:value-type="string">
            <text:p text:style-name="P11"><text:user-field-get text:name="py3o.line.valor">line.valor</text:user-field-get></text:p>
          </table:table-cell>
          <table:table-cell table:style-name="Tabela1.A2" office:value-type="string">
            <text:p text:style-name="P11"><text:user-field-get text:name="py3o.line.percentual">line.percentual</text:user-field-get></text:p>
          </table:table-cell>
        </table:table-row>
        <table:table-row>
          <table:table-cell table:style-name="Tabela1.A2" office:value-type="string">
            <text:p text:style-name="Table_20_Contents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8">Total – Tipo: Vencido</text:p>
          </table:table-cell>
          <table:table-cell table:style-name="Tabela1.A1" office:value-type="string">
            <text:p text:style-name="P11"><text:user-field-get text:name="py3o.total_vencidos">total_vencidos</text:user-field-get></text:p>
          </table:table-cell>
          <table:table-cell table:style-name="Tabela1.A1" office:value-type="string">
            <text:p text:style-name="P11"><text:user-field-get text:name="py3o.porcentagem_vencidos">porcentagem_vencidos</text:user-field-get>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</table:table-row>
        <table:table-row>
          <table:table-cell table:style-name="Tabela1.A3" office:value-type="string">
            <text:p text:style-name="P8">Tipo: A Vencer</text:p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Table_20_Contents"><text:a xlink:type="simple" xlink:href="py3o://for=%22line%20in%20avencer%22" text:style-name="Internet_20_link" text:visited-style-name="Visited_20_Internet_20_Link"><text:span text:style-name="T6">for="line in avencer"</text:span></text:a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10"><text:user-field-get text:name="py3o.line.periodo">line.periodo</text:user-field-get></text:p>
          </table:table-cell>
          <table:table-cell table:style-name="Tabela1.A2" office:value-type="string">
            <text:p text:style-name="P12"><text:user-field-get text:name="py3o.line.valor">line.valor</text:user-field-get></text:p>
          </table:table-cell>
          <table:table-cell table:style-name="Tabela1.A2" office:value-type="string">
            <text:p text:style-name="P12"><text:user-field-get text:name="py3o.line.percentual">line.percentual</text:user-field-get></text:p>
          </table:table-cell>
        </table:table-row>
        <table:table-row>
          <table:table-cell table:style-name="Tabela1.A2" office:value-type="string">
            <text:p text:style-name="Table_20_Contents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</table:table-row>
        <table:table-row>
          <table:table-cell table:style-name="Tabela1.A1" office:value-type="string">
            <text:p text:style-name="P8">Total – Tipo: A Vencer</text:p>
          </table:table-cell>
          <table:table-cell table:style-name="Tabela1.A1" office:value-type="string">
            <text:p text:style-name="P11"><text:user-field-get text:name="py3o.total_avencer">total_avencer</text:user-field-get></text:p>
          </table:table-cell>
          <table:table-cell table:style-name="Tabela1.A1" office:value-type="string">
            <text:p text:style-name="P11"><text:user-field-get text:name="py3o.porcentagem_avencer">porcentagem_avencer</text:user-field-get></text:p>
          </table:table-cell>
        </table:table-row>
        <table:table-row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</table:table-row>
        <table:table-row>
          <table:table-cell table:style-name="Tabela1.A3" office:value-type="string">
            <text:p text:style-name="P8">Total Geral</text:p>
          </table:table-cell>
          <table:table-cell table:style-name="Tabela1.A3" office:value-type="string">
            <text:p text:style-name="P11"><text:user-field-get text:name="py3o.total_geral">total_geral</text:user-field-get></text:p>
          </table:table-cell>
          <table:table-cell table:style-name="Tabela1.A3" office:value-type="string">
            <text:p text:style-name="P13">99,99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2cm" table:align="right" style:writing-mode="page"/>
    </style:style>
    <style:style style:name="Tabela6.A" style:family="table-column">
      <style:table-column-properties style:column-width="1.965cm"/>
    </style:style>
    <style:style style:name="Tabela6.B" style:family="table-column">
      <style:table-column-properties style:column-width="2.847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1</text:page-number></text:p>
            </table:table-cell>
          </table:table-row>
          <table:table-row>
            <table:table-cell table:style-name="Tabela6.A1" office:value-type="string">
              <text:p text:style-name="MP3">Data: </text:p>
            </table:table-cell>
            <table:table-cell table:style-name="Tabela6.A1" office:value-type="string">
              <text:p text:style-name="MP4"><text:user-field-get text:name="py3o.data_atual">data_atual</text:user-field-get></text:p>
            </table:table-cell>
          </table:table-row>
        </table:table>
        <text:p text:style-name="MP5"/>
      </style:header>
      <style:footer>
        <text:p text:style-name="Footer"><draw:line text:anchor-type="paragraph" draw:z-index="0" draw:name="Forma2" draw:style-name="Mgr1" draw:text-style-name="MP6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7-27T18:06:38.092324701</dc:date>
    <meta:editing-duration>P6DT7H43M23S</meta:editing-duration>
    <meta:editing-cycles>373</meta:editing-cycles>
    <meta:generator>LibreOffice/5.1.6.2$Linux_X86_64 LibreOffice_project/10m0$Build-2</meta:generator>
    <meta:document-statistic meta:table-count="2" meta:image-count="0" meta:object-count="0" meta:page-count="1" meta:paragraph-count="30" meta:word-count="45" meta:character-count="374" meta:non-whitespace-character-count="356"/>
    <meta:user-defined meta:name="decimal_separator">,</meta:user-defined>
    <meta:user-defined meta:name="digit_separator">.</meta:user-defined>
    <meta:user-defined meta:name="float_format">"%.2f"</meta:user-defined>
  </office:meta>
</office:document-meta>
</file>